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fectifs_par_annee" table:style-name="ta1">
        <table:shapes>
          <draw:frame draw:z-index="0" draw:style-name="gr1" draw:text-style-name="P1" svg:width="14.777cm" svg:height="8.095cm" svg:x="4.966cm" svg:y="0.32cm">
            <draw:object draw:notify-on-update-of-ranges="effectifs_par_annee.A1:effectifs_par_annee.A1 effectifs_par_annee.A2:effectifs_par_annee.A8 effectifs_par_annee.B1:effectifs_par_annee.B1 effectifs_par_annee.B2:effectifs_par_annee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00:03:21.376933167</dc:date>
    <meta:editing-duration>PT13H17M45S</meta:editing-duration>
    <meta:editing-cycles>2</meta:editing-cycles>
    <meta:generator>LibreOffice/6.4.7.2$Linux_X86_64 LibreOffice_project/4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78cm" svg:height="8.096cm" xlink:href=".." xlink:type="simple" chart:class="chart:bar" chart:style-name="ch1">
        <chart:legend chart:legend-position="end" svg:x="12.965cm" svg:y="3.749cm" style:legend-expansion="high" chart:style-name="ch2"/>
        <chart:plot-area chart:style-name="ch3" table:cell-range-address="effectifs_par_annee.A1:effectifs_par_annee.B8" chart:data-source-has-labels="both" svg:x="0.295cm" svg:y="0.161cm" svg:width="12.375cm" svg:height="7.774cm">
          <chartooo:coordinate-region svg:x="1.102cm" svg:y="0.361cm" svg:width="11.568cm" svg:height="6.927cm"/>
          <chart:axis chart:dimension="x" chart:name="primary-x" chart:style-name="ch4" chartooo:axis-type="auto">
            <chartooo:date-scale/>
            <chart:categories table:cell-range-address="effectifs_par_annee.A2:effectifs_par_annee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ffectifs_par_annee.B2:effectifs_par_annee.B8" chart:label-cell-address="effectifs_par_annee.B1:effectifs_par_annee.B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</text:p>
                <draw:g>
                  <svg:desc>effectifs_par_annee.B1:effectifs_par_annee.B1</svg:desc>
                </draw:g>
              </table:table-cell>
            </table:table-row>
          </table:table-header-rows>
          <table:table-rows>
            <table:table-row>
              <table:table-cell office:value-type="float" office:value="1451">
                <text:p>1451</text:p>
                <draw:g>
                  <svg:desc>effectifs_par_annee.A2:effectifs_par_annee.A8</svg:desc>
                </draw:g>
              </table:table-cell>
              <table:table-cell office:value-type="float" office:value="23">
                <text:p>23</text:p>
                <draw:g>
                  <svg:desc>effectifs_par_annee.B2:effectifs_par_annee.B8</svg:desc>
                </draw:g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751">
                <text:p>1751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